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AVERAGE([.A1:.J1])" office:value-type="float" office:value="190">
            <text:p>19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AVERAGE([.A2:.J2])" office:value-type="float" office:value="210">
            <text:p>21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formula="of:=AVERAGE([.A3:.J3])" office:value-type="float" office:value="240">
            <text:p>24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formula="of:=AVERAGE([.A4:.J4])" office:value-type="float" office:value="275">
            <text:p>27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4"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table:formula="of:=AVERAGE([.A5:.J5])" office:value-type="float" office:value="310">
            <text:p>31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4"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table:formula="of:=AVERAGE([.A6:.J6])" office:value-type="float" office:value="315">
            <text:p>31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AVERAGE([.A7:.J7])" office:value-type="float" office:value="340">
            <text:p>34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AVERAGE([.A8:.J8])" office:value-type="float" office:value="380">
            <text:p>38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table:formula="of:=AVERAGE([.A9:.J9])" office:value-type="float" office:value="385">
            <text:p>38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table:formula="of:=AVERAGE([.A10:.J10])" office:value-type="float" office:value="390">
            <text:p>390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AVERAGE([.A11:.J11])" office:value-type="float" office:value="395">
            <text:p>39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table:formula="of:=AVERAGE([.A12:.J12])" office:value-type="float" office:value="395">
            <text:p>39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formula="of:=AVERAGE([.A13:.J13])" office:value-type="float" office:value="405">
            <text:p>40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formula="of:=AVERAGE([.A14:.J14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table:formula="of:=AVERAGE([.A15:.J15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formula="of:=AVERAGE([.A16:.J16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7">
            <text:p>17</text:p>
          </table:table-cell>
          <table:table-cell table:formula="of:=AVERAGE([.A17:.J17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formula="of:=AVERAGE([.A18:.J18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table:formula="of:=AVERAGE([.A19:.J19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formula="of:=AVERAGE([.A20:.J20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1">
            <text:p>21</text:p>
          </table:table-cell>
          <table:table-cell table:formula="of:=AVERAGE([.A21:.J21])" office:value-type="float" office:value="425">
            <text:p>42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2">
            <text:p>22</text:p>
          </table:table-cell>
          <table:table-cell table:formula="of:=AVERAGE([.A22:.J22])" office:value-type="float" office:value="415">
            <text:p>41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formula="of:=AVERAGE([.A23:.J23])" office:value-type="float" office:value="420">
            <text:p>420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formula="of:=AVERAGE([.A24:.J24])" office:value-type="float" office:value="420">
            <text:p>420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table:formula="of:=AVERAGE([.A25:.J25])" office:value-type="float" office:value="435">
            <text:p>43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table:formula="of:=AVERAGE([.A26:.J26])" office:value-type="float" office:value="445">
            <text:p>44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7">
            <text:p>27</text:p>
          </table:table-cell>
          <table:table-cell table:formula="of:=AVERAGE([.A27:.J27])" office:value-type="float" office:value="445">
            <text:p>44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8">
            <text:p>28</text:p>
          </table:table-cell>
          <table:table-cell table:formula="of:=AVERAGE([.A28:.J28])" office:value-type="float" office:value="465">
            <text:p>46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29">
            <text:p>29</text:p>
          </table:table-cell>
          <table:table-cell table:formula="of:=AVERAGE([.A29:.J29])" office:value-type="float" office:value="465">
            <text:p>46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table:formula="of:=AVERAGE([.A30:.J30])" office:value-type="float" office:value="465">
            <text:p>46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31">
            <text:p>31</text:p>
          </table:table-cell>
          <table:table-cell table:formula="of:=AVERAGE([.A31:.J31])" office:value-type="float" office:value="465">
            <text:p>465</text:p>
          </table:table-cell>
        </table:table-row>
        <table:table-row table:style-name="ro1">
          <table:table-cell table:number-columns-repeated="2"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32">
            <text:p>32</text:p>
          </table:table-cell>
          <table:table-cell table:formula="of:=AVERAGE([.A32:.J32])" office:value-type="float" office:value="485">
            <text:p>48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33">
            <text:p>33</text:p>
          </table:table-cell>
          <table:table-cell table:formula="of:=AVERAGE([.A33:.J33])" office:value-type="float" office:value="500">
            <text:p>5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4">
            <text:p>34</text:p>
          </table:table-cell>
          <table:table-cell table:formula="of:=AVERAGE([.A34:.J34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5">
            <text:p>35</text:p>
          </table:table-cell>
          <table:table-cell table:formula="of:=AVERAGE([.A35:.J35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6">
            <text:p>36</text:p>
          </table:table-cell>
          <table:table-cell table:formula="of:=AVERAGE([.A36:.J36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7">
            <text:p>37</text:p>
          </table:table-cell>
          <table:table-cell table:formula="of:=AVERAGE([.A37:.J37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8">
            <text:p>38</text:p>
          </table:table-cell>
          <table:table-cell table:formula="of:=AVERAGE([.A38:.J38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39">
            <text:p>39</text:p>
          </table:table-cell>
          <table:table-cell table:formula="of:=AVERAGE([.A39:.J39])" office:value-type="float" office:value="505">
            <text:p>50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">
            <text:p>40</text:p>
          </table:table-cell>
          <table:table-cell table:formula="of:=AVERAGE([.A40:.J40])" office:value-type="float" office:value="505">
            <text:p>50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1">
            <text:p>41</text:p>
          </table:table-cell>
          <table:table-cell table:formula="of:=AVERAGE([.A41:.J41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2">
            <text:p>42</text:p>
          </table:table-cell>
          <table:table-cell table:formula="of:=AVERAGE([.A42:.J42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3">
            <text:p>43</text:p>
          </table:table-cell>
          <table:table-cell table:formula="of:=AVERAGE([.A43:.J43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4">
            <text:p>44</text:p>
          </table:table-cell>
          <table:table-cell table:formula="of:=AVERAGE([.A44:.J44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table:formula="of:=AVERAGE([.A45:.J45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table:formula="of:=AVERAGE([.A46:.J46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7">
            <text:p>47</text:p>
          </table:table-cell>
          <table:table-cell table:formula="of:=AVERAGE([.A47:.J47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8">
            <text:p>48</text:p>
          </table:table-cell>
          <table:table-cell table:formula="of:=AVERAGE([.A48:.J48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9">
            <text:p>49</text:p>
          </table:table-cell>
          <table:table-cell table:formula="of:=AVERAGE([.A49:.J49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table:formula="of:=AVERAGE([.A50:.J50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1">
            <text:p>51</text:p>
          </table:table-cell>
          <table:table-cell table:formula="of:=AVERAGE([.A51:.J51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2">
            <text:p>52</text:p>
          </table:table-cell>
          <table:table-cell table:formula="of:=AVERAGE([.A52:.J52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3">
            <text:p>53</text:p>
          </table:table-cell>
          <table:table-cell table:formula="of:=AVERAGE([.A53:.J53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4">
            <text:p>54</text:p>
          </table:table-cell>
          <table:table-cell table:formula="of:=AVERAGE([.A54:.J54])" office:value-type="float" office:value="510">
            <text:p>51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5">
            <text:p>55</text:p>
          </table:table-cell>
          <table:table-cell table:formula="of:=AVERAGE([.A55:.J55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6">
            <text:p>56</text:p>
          </table:table-cell>
          <table:table-cell table:formula="of:=AVERAGE([.A56:.J56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7">
            <text:p>57</text:p>
          </table:table-cell>
          <table:table-cell table:formula="of:=AVERAGE([.A57:.J57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8">
            <text:p>58</text:p>
          </table:table-cell>
          <table:table-cell table:formula="of:=AVERAGE([.A58:.J58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59">
            <text:p>59</text:p>
          </table:table-cell>
          <table:table-cell table:formula="of:=AVERAGE([.A59:.J59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60">
            <text:p>60</text:p>
          </table:table-cell>
          <table:table-cell table:formula="of:=AVERAGE([.A60:.J60])" office:value-type="float" office:value="515">
            <text:p>51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1">
            <text:p>61</text:p>
          </table:table-cell>
          <table:table-cell table:formula="of:=AVERAGE([.A61:.J61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2">
            <text:p>62</text:p>
          </table:table-cell>
          <table:table-cell table:formula="of:=AVERAGE([.A62:.J62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3">
            <text:p>63</text:p>
          </table:table-cell>
          <table:table-cell table:formula="of:=AVERAGE([.A63:.J63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4">
            <text:p>64</text:p>
          </table:table-cell>
          <table:table-cell table:formula="of:=AVERAGE([.A64:.J64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table:formula="of:=AVERAGE([.A65:.J65])" office:value-type="float" office:value="520">
            <text:p>5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6">
            <text:p>66</text:p>
          </table:table-cell>
          <table:table-cell table:formula="of:=AVERAGE([.A66:.J66])" office:value-type="float" office:value="525">
            <text:p>5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7">
            <text:p>67</text:p>
          </table:table-cell>
          <table:table-cell table:formula="of:=AVERAGE([.A67:.J67])" office:value-type="float" office:value="525">
            <text:p>525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8">
            <text:p>68</text:p>
          </table:table-cell>
          <table:table-cell table:formula="of:=AVERAGE([.A68:.J68])" office:value-type="float" office:value="520">
            <text:p>5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69">
            <text:p>69</text:p>
          </table:table-cell>
          <table:table-cell table:formula="of:=AVERAGE([.A69:.J69])" office:value-type="float" office:value="530">
            <text:p>5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">
            <text:p>70</text:p>
          </table:table-cell>
          <table:table-cell table:formula="of:=AVERAGE([.A70:.J70])" office:value-type="float" office:value="525">
            <text:p>5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1">
            <text:p>71</text:p>
          </table:table-cell>
          <table:table-cell table:formula="of:=AVERAGE([.A71:.J71])" office:value-type="float" office:value="525">
            <text:p>5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2">
            <text:p>72</text:p>
          </table:table-cell>
          <table:table-cell table:formula="of:=AVERAGE([.A72:.J72])" office:value-type="float" office:value="530">
            <text:p>5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3">
            <text:p>73</text:p>
          </table:table-cell>
          <table:table-cell table:formula="of:=AVERAGE([.A73:.J73])" office:value-type="float" office:value="530">
            <text:p>5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50">
            <text:p>5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4">
            <text:p>74</text:p>
          </table:table-cell>
          <table:table-cell table:formula="of:=AVERAGE([.A74:.J74])" office:value-type="float" office:value="530">
            <text:p>53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5">
            <text:p>75</text:p>
          </table:table-cell>
          <table:table-cell table:formula="of:=AVERAGE([.A75:.J75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6">
            <text:p>76</text:p>
          </table:table-cell>
          <table:table-cell table:formula="of:=AVERAGE([.A76:.J76])" office:value-type="float" office:value="520">
            <text:p>520</text:p>
          </table:table-cell>
        </table:table-row>
        <table:table-row table:style-name="ro1">
          <table:table-cell table:number-columns-repeated="2"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7">
            <text:p>77</text:p>
          </table:table-cell>
          <table:table-cell table:formula="of:=AVERAGE([.A77:.J77])" office:value-type="float" office:value="520">
            <text:p>5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table:formula="of:=AVERAGE([.A78:.J78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9">
            <text:p>79</text:p>
          </table:table-cell>
          <table:table-cell table:formula="of:=AVERAGE([.A79:.J79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table:formula="of:=AVERAGE([.A80:.J80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1">
            <text:p>81</text:p>
          </table:table-cell>
          <table:table-cell table:formula="of:=AVERAGE([.A81:.J81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2">
            <text:p>82</text:p>
          </table:table-cell>
          <table:table-cell table:formula="of:=AVERAGE([.A82:.J82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3">
            <text:p>83</text:p>
          </table:table-cell>
          <table:table-cell table:formula="of:=AVERAGE([.A83:.J83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4">
            <text:p>84</text:p>
          </table:table-cell>
          <table:table-cell table:formula="of:=AVERAGE([.A84:.J84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5">
            <text:p>85</text:p>
          </table:table-cell>
          <table:table-cell table:formula="of:=AVERAGE([.A85:.J85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6">
            <text:p>86</text:p>
          </table:table-cell>
          <table:table-cell table:formula="of:=AVERAGE([.A86:.J86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7">
            <text:p>87</text:p>
          </table:table-cell>
          <table:table-cell table:formula="of:=AVERAGE([.A87:.J87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8">
            <text:p>88</text:p>
          </table:table-cell>
          <table:table-cell table:formula="of:=AVERAGE([.A88:.J88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89">
            <text:p>89</text:p>
          </table:table-cell>
          <table:table-cell table:formula="of:=AVERAGE([.A89:.J89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0">
            <text:p>90</text:p>
          </table:table-cell>
          <table:table-cell table:formula="of:=AVERAGE([.A90:.J90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1">
            <text:p>91</text:p>
          </table:table-cell>
          <table:table-cell table:formula="of:=AVERAGE([.A91:.J91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2">
            <text:p>92</text:p>
          </table:table-cell>
          <table:table-cell table:formula="of:=AVERAGE([.A92:.J92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3">
            <text:p>93</text:p>
          </table:table-cell>
          <table:table-cell table:formula="of:=AVERAGE([.A93:.J93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4">
            <text:p>94</text:p>
          </table:table-cell>
          <table:table-cell table:formula="of:=AVERAGE([.A94:.J94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5">
            <text:p>95</text:p>
          </table:table-cell>
          <table:table-cell table:formula="of:=AVERAGE([.A95:.J95])" office:value-type="float" office:value="535">
            <text:p>5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6">
            <text:p>96</text:p>
          </table:table-cell>
          <table:table-cell table:formula="of:=AVERAGE([.A96:.J96])" office:value-type="float" office:value="545">
            <text:p>54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7">
            <text:p>97</text:p>
          </table:table-cell>
          <table:table-cell table:formula="of:=AVERAGE([.A97:.J97])" office:value-type="float" office:value="545">
            <text:p>54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8">
            <text:p>98</text:p>
          </table:table-cell>
          <table:table-cell table:formula="of:=AVERAGE([.A98:.J98])" office:value-type="float" office:value="555">
            <text:p>5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99">
            <text:p>99</text:p>
          </table:table-cell>
          <table:table-cell table:formula="of:=AVERAGE([.A99:.J99])" office:value-type="float" office:value="555">
            <text:p>5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table:formula="of:=AVERAGE([.A100:.J100])" office:value-type="float" office:value="555">
            <text:p>5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1">
            <text:p>101</text:p>
          </table:table-cell>
          <table:table-cell table:formula="of:=AVERAGE([.A101:.J101])" office:value-type="float" office:value="560">
            <text:p>56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2">
            <text:p>102</text:p>
          </table:table-cell>
          <table:table-cell table:formula="of:=AVERAGE([.A102:.J102])" office:value-type="float" office:value="565">
            <text:p>56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3">
            <text:p>103</text:p>
          </table:table-cell>
          <table:table-cell table:formula="of:=AVERAGE([.A103:.J103])" office:value-type="float" office:value="565">
            <text:p>56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table:formula="of:=AVERAGE([.A104:.J104])" office:value-type="float" office:value="565">
            <text:p>56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5">
            <text:p>105</text:p>
          </table:table-cell>
          <table:table-cell table:formula="of:=AVERAGE([.A105:.J105])" office:value-type="float" office:value="565">
            <text:p>56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106">
            <text:p>106</text:p>
          </table:table-cell>
          <table:table-cell table:formula="of:=AVERAGE([.A106:.J106])" office:value-type="float" office:value="565">
            <text:p>56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07">
            <text:p>107</text:p>
          </table:table-cell>
          <table:table-cell table:formula="of:=AVERAGE([.A107:.J107])" office:value-type="float" office:value="575">
            <text:p>5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08">
            <text:p>108</text:p>
          </table:table-cell>
          <table:table-cell table:formula="of:=AVERAGE([.A108:.J108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09">
            <text:p>109</text:p>
          </table:table-cell>
          <table:table-cell table:formula="of:=AVERAGE([.A109:.J109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10">
            <text:p>110</text:p>
          </table:table-cell>
          <table:table-cell table:formula="of:=AVERAGE([.A110:.J110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11">
            <text:p>111</text:p>
          </table:table-cell>
          <table:table-cell table:formula="of:=AVERAGE([.A111:.J111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12">
            <text:p>112</text:p>
          </table:table-cell>
          <table:table-cell table:formula="of:=AVERAGE([.A112:.J112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13">
            <text:p>113</text:p>
          </table:table-cell>
          <table:table-cell table:formula="of:=AVERAGE([.A113:.J113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3" office:value-type="float" office:value="600">
            <text:p>6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114">
            <text:p>114</text:p>
          </table:table-cell>
          <table:table-cell table:formula="of:=AVERAGE([.A114:.J114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15">
            <text:p>115</text:p>
          </table:table-cell>
          <table:table-cell table:formula="of:=AVERAGE([.A115:.J115])" office:value-type="float" office:value="570">
            <text:p>57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600">
            <text:p>6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16">
            <text:p>116</text:p>
          </table:table-cell>
          <table:table-cell table:formula="of:=AVERAGE([.A116:.J116])" office:value-type="float" office:value="570">
            <text:p>57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17">
            <text:p>117</text:p>
          </table:table-cell>
          <table:table-cell table:formula="of:=AVERAGE([.A117:.J117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18">
            <text:p>118</text:p>
          </table:table-cell>
          <table:table-cell table:formula="of:=AVERAGE([.A118:.J118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19">
            <text:p>119</text:p>
          </table:table-cell>
          <table:table-cell table:formula="of:=AVERAGE([.A119:.J119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0">
            <text:p>120</text:p>
          </table:table-cell>
          <table:table-cell table:formula="of:=AVERAGE([.A120:.J120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1">
            <text:p>121</text:p>
          </table:table-cell>
          <table:table-cell table:formula="of:=AVERAGE([.A121:.J121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2">
            <text:p>122</text:p>
          </table:table-cell>
          <table:table-cell table:formula="of:=AVERAGE([.A122:.J122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3">
            <text:p>123</text:p>
          </table:table-cell>
          <table:table-cell table:formula="of:=AVERAGE([.A123:.J123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4">
            <text:p>124</text:p>
          </table:table-cell>
          <table:table-cell table:formula="of:=AVERAGE([.A124:.J124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5">
            <text:p>125</text:p>
          </table:table-cell>
          <table:table-cell table:formula="of:=AVERAGE([.A125:.J125])" office:value-type="float" office:value="595">
            <text:p>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6">
            <text:p>126</text:p>
          </table:table-cell>
          <table:table-cell table:formula="of:=AVERAGE([.A126:.J126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7">
            <text:p>127</text:p>
          </table:table-cell>
          <table:table-cell table:formula="of:=AVERAGE([.A127:.J127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8">
            <text:p>128</text:p>
          </table:table-cell>
          <table:table-cell table:formula="of:=AVERAGE([.A128:.J128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29">
            <text:p>129</text:p>
          </table:table-cell>
          <table:table-cell table:formula="of:=AVERAGE([.A129:.J129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0">
            <text:p>130</text:p>
          </table:table-cell>
          <table:table-cell table:formula="of:=AVERAGE([.A130:.J130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1">
            <text:p>131</text:p>
          </table:table-cell>
          <table:table-cell table:formula="of:=AVERAGE([.A131:.J131])" office:value-type="float" office:value="580">
            <text:p>58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2">
            <text:p>132</text:p>
          </table:table-cell>
          <table:table-cell table:formula="of:=AVERAGE([.A132:.J132])" office:value-type="float" office:value="575">
            <text:p>5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3">
            <text:p>133</text:p>
          </table:table-cell>
          <table:table-cell table:formula="of:=AVERAGE([.A133:.J133])" office:value-type="float" office:value="575">
            <text:p>5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4">
            <text:p>134</text:p>
          </table:table-cell>
          <table:table-cell table:formula="of:=AVERAGE([.A134:.J134])" office:value-type="float" office:value="575">
            <text:p>57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5">
            <text:p>135</text:p>
          </table:table-cell>
          <table:table-cell table:formula="of:=AVERAGE([.A135:.J135])" office:value-type="float" office:value="600">
            <text:p>60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6">
            <text:p>136</text:p>
          </table:table-cell>
          <table:table-cell table:formula="of:=AVERAGE([.A136:.J136])" office:value-type="float" office:value="600">
            <text:p>60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7">
            <text:p>137</text:p>
          </table:table-cell>
          <table:table-cell table:formula="of:=AVERAGE([.A137:.J137])" office:value-type="float" office:value="600">
            <text:p>6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8">
            <text:p>138</text:p>
          </table:table-cell>
          <table:table-cell table:formula="of:=AVERAGE([.A138:.J138])" office:value-type="float" office:value="595">
            <text:p>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39">
            <text:p>139</text:p>
          </table:table-cell>
          <table:table-cell table:formula="of:=AVERAGE([.A139:.J139])" office:value-type="float" office:value="595">
            <text:p>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0">
            <text:p>140</text:p>
          </table:table-cell>
          <table:table-cell table:formula="of:=AVERAGE([.A140:.J140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1">
            <text:p>141</text:p>
          </table:table-cell>
          <table:table-cell table:formula="of:=AVERAGE([.A141:.J141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2">
            <text:p>142</text:p>
          </table:table-cell>
          <table:table-cell table:formula="of:=AVERAGE([.A142:.J142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3">
            <text:p>143</text:p>
          </table:table-cell>
          <table:table-cell table:formula="of:=AVERAGE([.A143:.J143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4">
            <text:p>144</text:p>
          </table:table-cell>
          <table:table-cell table:formula="of:=AVERAGE([.A144:.J144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5">
            <text:p>145</text:p>
          </table:table-cell>
          <table:table-cell table:formula="of:=AVERAGE([.A145:.J145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6">
            <text:p>146</text:p>
          </table:table-cell>
          <table:table-cell table:formula="of:=AVERAGE([.A146:.J146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7">
            <text:p>147</text:p>
          </table:table-cell>
          <table:table-cell table:formula="of:=AVERAGE([.A147:.J147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8">
            <text:p>148</text:p>
          </table:table-cell>
          <table:table-cell table:formula="of:=AVERAGE([.A148:.J148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49">
            <text:p>149</text:p>
          </table:table-cell>
          <table:table-cell table:formula="of:=AVERAGE([.A149:.J149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0">
            <text:p>150</text:p>
          </table:table-cell>
          <table:table-cell table:formula="of:=AVERAGE([.A150:.J150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1">
            <text:p>151</text:p>
          </table:table-cell>
          <table:table-cell table:formula="of:=AVERAGE([.A151:.J151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2">
            <text:p>152</text:p>
          </table:table-cell>
          <table:table-cell table:formula="of:=AVERAGE([.A152:.J152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3">
            <text:p>153</text:p>
          </table:table-cell>
          <table:table-cell table:formula="of:=AVERAGE([.A153:.J153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4">
            <text:p>154</text:p>
          </table:table-cell>
          <table:table-cell table:formula="of:=AVERAGE([.A154:.J154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5">
            <text:p>155</text:p>
          </table:table-cell>
          <table:table-cell table:formula="of:=AVERAGE([.A155:.J155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6">
            <text:p>156</text:p>
          </table:table-cell>
          <table:table-cell table:formula="of:=AVERAGE([.A156:.J156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7">
            <text:p>157</text:p>
          </table:table-cell>
          <table:table-cell table:formula="of:=AVERAGE([.A157:.J157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8">
            <text:p>158</text:p>
          </table:table-cell>
          <table:table-cell table:formula="of:=AVERAGE([.A158:.J158])" office:value-type="float" office:value="625">
            <text:p>6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59">
            <text:p>159</text:p>
          </table:table-cell>
          <table:table-cell table:formula="of:=AVERAGE([.A159:.J159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0">
            <text:p>160</text:p>
          </table:table-cell>
          <table:table-cell table:formula="of:=AVERAGE([.A160:.J160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1">
            <text:p>161</text:p>
          </table:table-cell>
          <table:table-cell table:formula="of:=AVERAGE([.A161:.J161])" office:value-type="float" office:value="640">
            <text:p>6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2">
            <text:p>162</text:p>
          </table:table-cell>
          <table:table-cell table:formula="of:=AVERAGE([.A162:.J162])" office:value-type="float" office:value="640">
            <text:p>6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3">
            <text:p>163</text:p>
          </table:table-cell>
          <table:table-cell table:formula="of:=AVERAGE([.A163:.J163])" office:value-type="float" office:value="640">
            <text:p>6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4">
            <text:p>164</text:p>
          </table:table-cell>
          <table:table-cell table:formula="of:=AVERAGE([.A164:.J164])" office:value-type="float" office:value="640">
            <text:p>6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5">
            <text:p>165</text:p>
          </table:table-cell>
          <table:table-cell table:formula="of:=AVERAGE([.A165:.J165])" office:value-type="float" office:value="640">
            <text:p>6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6">
            <text:p>166</text:p>
          </table:table-cell>
          <table:table-cell table:formula="of:=AVERAGE([.A166:.J166])" office:value-type="float" office:value="640">
            <text:p>64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7">
            <text:p>167</text:p>
          </table:table-cell>
          <table:table-cell table:formula="of:=AVERAGE([.A167:.J167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8">
            <text:p>168</text:p>
          </table:table-cell>
          <table:table-cell table:formula="of:=AVERAGE([.A168:.J168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69">
            <text:p>169</text:p>
          </table:table-cell>
          <table:table-cell table:formula="of:=AVERAGE([.A169:.J169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0">
            <text:p>170</text:p>
          </table:table-cell>
          <table:table-cell table:formula="of:=AVERAGE([.A170:.J170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1">
            <text:p>171</text:p>
          </table:table-cell>
          <table:table-cell table:formula="of:=AVERAGE([.A171:.J171])" office:value-type="float" office:value="635">
            <text:p>635</text:p>
          </table:table-cell>
        </table:table-row>
        <table:table-row table:style-name="ro1"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2">
            <text:p>172</text:p>
          </table:table-cell>
          <table:table-cell table:formula="of:=AVERAGE([.A172:.J172])" office:value-type="float" office:value="650">
            <text:p>650</text:p>
          </table:table-cell>
        </table:table-row>
        <table:table-row table:style-name="ro1"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table:formula="of:=AVERAGE([.A173:.J173])" office:value-type="float" office:value="650">
            <text:p>650</text:p>
          </table:table-cell>
        </table:table-row>
        <table:table-row table:style-name="ro1">
          <table:table-cell table:number-columns-repeated="2"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4">
            <text:p>174</text:p>
          </table:table-cell>
          <table:table-cell table:formula="of:=AVERAGE([.A174:.J174])" office:value-type="float" office:value="650">
            <text:p>65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5">
            <text:p>175</text:p>
          </table:table-cell>
          <table:table-cell table:formula="of:=AVERAGE([.A175:.J175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6">
            <text:p>176</text:p>
          </table:table-cell>
          <table:table-cell table:formula="of:=AVERAGE([.A176:.J176])" office:value-type="float" office:value="635">
            <text:p>6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7">
            <text:p>177</text:p>
          </table:table-cell>
          <table:table-cell table:formula="of:=AVERAGE([.A177:.J177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8">
            <text:p>178</text:p>
          </table:table-cell>
          <table:table-cell table:formula="of:=AVERAGE([.A178:.J178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79">
            <text:p>179</text:p>
          </table:table-cell>
          <table:table-cell table:formula="of:=AVERAGE([.A179:.J179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0">
            <text:p>180</text:p>
          </table:table-cell>
          <table:table-cell table:formula="of:=AVERAGE([.A180:.J180])" office:value-type="float" office:value="620">
            <text:p>6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1">
            <text:p>181</text:p>
          </table:table-cell>
          <table:table-cell table:formula="of:=AVERAGE([.A181:.J181])" office:value-type="float" office:value="630">
            <text:p>6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2">
            <text:p>182</text:p>
          </table:table-cell>
          <table:table-cell table:formula="of:=AVERAGE([.A182:.J182])" office:value-type="float" office:value="630">
            <text:p>6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3">
            <text:p>183</text:p>
          </table:table-cell>
          <table:table-cell table:formula="of:=AVERAGE([.A183:.J183])" office:value-type="float" office:value="630">
            <text:p>63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4">
            <text:p>184</text:p>
          </table:table-cell>
          <table:table-cell table:formula="of:=AVERAGE([.A184:.J184])" office:value-type="float" office:value="630">
            <text:p>63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table:formula="of:=AVERAGE([.A185:.J185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6">
            <text:p>186</text:p>
          </table:table-cell>
          <table:table-cell table:formula="of:=AVERAGE([.A186:.J186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7">
            <text:p>187</text:p>
          </table:table-cell>
          <table:table-cell table:formula="of:=AVERAGE([.A187:.J187])" office:value-type="float" office:value="635">
            <text:p>635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8">
            <text:p>188</text:p>
          </table:table-cell>
          <table:table-cell table:formula="of:=AVERAGE([.A188:.J188])" office:value-type="float" office:value="615">
            <text:p>615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89">
            <text:p>189</text:p>
          </table:table-cell>
          <table:table-cell table:formula="of:=AVERAGE([.A189:.J189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0">
            <text:p>190</text:p>
          </table:table-cell>
          <table:table-cell table:formula="of:=AVERAGE([.A190:.J190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1">
            <text:p>191</text:p>
          </table:table-cell>
          <table:table-cell table:formula="of:=AVERAGE([.A191:.J191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2">
            <text:p>192</text:p>
          </table:table-cell>
          <table:table-cell table:formula="of:=AVERAGE([.A192:.J192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3">
            <text:p>193</text:p>
          </table:table-cell>
          <table:table-cell table:formula="of:=AVERAGE([.A193:.J193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4">
            <text:p>194</text:p>
          </table:table-cell>
          <table:table-cell table:formula="of:=AVERAGE([.A194:.J194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5">
            <text:p>195</text:p>
          </table:table-cell>
          <table:table-cell table:formula="of:=AVERAGE([.A195:.J195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6">
            <text:p>196</text:p>
          </table:table-cell>
          <table:table-cell table:formula="of:=AVERAGE([.A196:.J196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7">
            <text:p>197</text:p>
          </table:table-cell>
          <table:table-cell table:formula="of:=AVERAGE([.A197:.J197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8">
            <text:p>198</text:p>
          </table:table-cell>
          <table:table-cell table:formula="of:=AVERAGE([.A198:.J198])" office:value-type="float" office:value="620">
            <text:p>620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99">
            <text:p>199</text:p>
          </table:table-cell>
          <table:table-cell table:formula="of:=AVERAGE([.A199:.J199])" office:value-type="float" office:value="620">
            <text:p>62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0">
            <text:p>200</text:p>
          </table:table-cell>
          <table:table-cell table:formula="of:=AVERAGE([.A200:.J200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1">
            <text:p>201</text:p>
          </table:table-cell>
          <table:table-cell table:formula="of:=AVERAGE([.A201:.J201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2">
            <text:p>202</text:p>
          </table:table-cell>
          <table:table-cell table:formula="of:=AVERAGE([.A202:.J202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3">
            <text:p>203</text:p>
          </table:table-cell>
          <table:table-cell table:formula="of:=AVERAGE([.A203:.J203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4">
            <text:p>204</text:p>
          </table:table-cell>
          <table:table-cell table:formula="of:=AVERAGE([.A204:.J204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5">
            <text:p>205</text:p>
          </table:table-cell>
          <table:table-cell table:formula="of:=AVERAGE([.A205:.J205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6">
            <text:p>206</text:p>
          </table:table-cell>
          <table:table-cell table:formula="of:=AVERAGE([.A206:.J206])" office:value-type="float" office:value="635">
            <text:p>63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7">
            <text:p>207</text:p>
          </table:table-cell>
          <table:table-cell table:formula="of:=AVERAGE([.A207:.J207])" office:value-type="float" office:value="635">
            <text:p>63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8">
            <text:p>208</text:p>
          </table:table-cell>
          <table:table-cell table:formula="of:=AVERAGE([.A208:.J208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09">
            <text:p>209</text:p>
          </table:table-cell>
          <table:table-cell table:formula="of:=AVERAGE([.A209:.J209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0">
            <text:p>210</text:p>
          </table:table-cell>
          <table:table-cell table:formula="of:=AVERAGE([.A210:.J210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1">
            <text:p>211</text:p>
          </table:table-cell>
          <table:table-cell table:formula="of:=AVERAGE([.A211:.J211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2">
            <text:p>212</text:p>
          </table:table-cell>
          <table:table-cell table:formula="of:=AVERAGE([.A212:.J212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3">
            <text:p>213</text:p>
          </table:table-cell>
          <table:table-cell table:formula="of:=AVERAGE([.A213:.J213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4">
            <text:p>214</text:p>
          </table:table-cell>
          <table:table-cell table:formula="of:=AVERAGE([.A214:.J214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5">
            <text:p>215</text:p>
          </table:table-cell>
          <table:table-cell table:formula="of:=AVERAGE([.A215:.J215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6">
            <text:p>216</text:p>
          </table:table-cell>
          <table:table-cell table:formula="of:=AVERAGE([.A216:.J216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7">
            <text:p>217</text:p>
          </table:table-cell>
          <table:table-cell table:formula="of:=AVERAGE([.A217:.J217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8">
            <text:p>218</text:p>
          </table:table-cell>
          <table:table-cell table:formula="of:=AVERAGE([.A218:.J218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19">
            <text:p>219</text:p>
          </table:table-cell>
          <table:table-cell table:formula="of:=AVERAGE([.A219:.J219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0">
            <text:p>220</text:p>
          </table:table-cell>
          <table:table-cell table:formula="of:=AVERAGE([.A220:.J220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1">
            <text:p>221</text:p>
          </table:table-cell>
          <table:table-cell table:formula="of:=AVERAGE([.A221:.J221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2">
            <text:p>222</text:p>
          </table:table-cell>
          <table:table-cell table:formula="of:=AVERAGE([.A222:.J222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3">
            <text:p>223</text:p>
          </table:table-cell>
          <table:table-cell table:formula="of:=AVERAGE([.A223:.J223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4">
            <text:p>224</text:p>
          </table:table-cell>
          <table:table-cell table:formula="of:=AVERAGE([.A224:.J224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5">
            <text:p>225</text:p>
          </table:table-cell>
          <table:table-cell table:formula="of:=AVERAGE([.A225:.J225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6">
            <text:p>226</text:p>
          </table:table-cell>
          <table:table-cell table:formula="of:=AVERAGE([.A226:.J226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7">
            <text:p>227</text:p>
          </table:table-cell>
          <table:table-cell table:formula="of:=AVERAGE([.A227:.J227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8">
            <text:p>228</text:p>
          </table:table-cell>
          <table:table-cell table:formula="of:=AVERAGE([.A228:.J228])" office:value-type="float" office:value="640">
            <text:p>64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29">
            <text:p>229</text:p>
          </table:table-cell>
          <table:table-cell table:formula="of:=AVERAGE([.A229:.J229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30">
            <text:p>230</text:p>
          </table:table-cell>
          <table:table-cell table:formula="of:=AVERAGE([.A230:.J230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31">
            <text:p>231</text:p>
          </table:table-cell>
          <table:table-cell table:formula="of:=AVERAGE([.A231:.J231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32">
            <text:p>232</text:p>
          </table:table-cell>
          <table:table-cell table:formula="of:=AVERAGE([.A232:.J232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33">
            <text:p>233</text:p>
          </table:table-cell>
          <table:table-cell table:formula="of:=AVERAGE([.A233:.J233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234">
            <text:p>234</text:p>
          </table:table-cell>
          <table:table-cell table:formula="of:=AVERAGE([.A234:.J234])" office:value-type="float" office:value="645">
            <text:p>64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235">
            <text:p>235</text:p>
          </table:table-cell>
          <table:table-cell table:formula="of:=AVERAGE([.A235:.J235])" office:value-type="float" office:value="660">
            <text:p>66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236">
            <text:p>236</text:p>
          </table:table-cell>
          <table:table-cell table:formula="of:=AVERAGE([.A236:.J236])" office:value-type="float" office:value="660">
            <text:p>66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office:value-type="float" office:value="800">
            <text:p>80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750">
            <text:p>750</text:p>
          </table:table-cell>
          <table:table-cell office:value-type="float" office:value="237">
            <text:p>237</text:p>
          </table:table-cell>
          <table:table-cell table:formula="of:=AVERAGE([.A237:.J237])" office:value-type="float" office:value="665">
            <text:p>66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38">
            <text:p>238</text:p>
          </table:table-cell>
          <table:table-cell table:formula="of:=AVERAGE([.A238:.J238])" office:value-type="float" office:value="685">
            <text:p>6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39">
            <text:p>239</text:p>
          </table:table-cell>
          <table:table-cell table:formula="of:=AVERAGE([.A239:.J239])" office:value-type="float" office:value="685">
            <text:p>6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0">
            <text:p>240</text:p>
          </table:table-cell>
          <table:table-cell table:formula="of:=AVERAGE([.A240:.J240])" office:value-type="float" office:value="685">
            <text:p>6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1">
            <text:p>241</text:p>
          </table:table-cell>
          <table:table-cell table:formula="of:=AVERAGE([.A241:.J241])" office:value-type="float" office:value="685">
            <text:p>6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700">
            <text:p>7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2">
            <text:p>242</text:p>
          </table:table-cell>
          <table:table-cell table:formula="of:=AVERAGE([.A242:.J242])" office:value-type="float" office:value="685">
            <text:p>68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3">
            <text:p>243</text:p>
          </table:table-cell>
          <table:table-cell table:formula="of:=AVERAGE([.A243:.J243])" office:value-type="float" office:value="705">
            <text:p>70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4">
            <text:p>244</text:p>
          </table:table-cell>
          <table:table-cell table:formula="of:=AVERAGE([.A244:.J244])" office:value-type="float" office:value="705">
            <text:p>70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245">
            <text:p>245</text:p>
          </table:table-cell>
          <table:table-cell table:formula="of:=AVERAGE([.A245:.J245])" office:value-type="float" office:value="695">
            <text:p>69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246">
            <text:p>246</text:p>
          </table:table-cell>
          <table:table-cell table:formula="of:=AVERAGE([.A246:.J246])" office:value-type="float" office:value="695">
            <text:p>69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7">
            <text:p>247</text:p>
          </table:table-cell>
          <table:table-cell table:formula="of:=AVERAGE([.A247:.J247])" office:value-type="float" office:value="705">
            <text:p>70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8">
            <text:p>248</text:p>
          </table:table-cell>
          <table:table-cell table:formula="of:=AVERAGE([.A248:.J248])" office:value-type="float" office:value="705">
            <text:p>70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office:value-type="float" office:value="950">
            <text:p>95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49">
            <text:p>249</text:p>
          </table:table-cell>
          <table:table-cell table:formula="of:=AVERAGE([.A249:.J249])" office:value-type="float" office:value="725">
            <text:p>72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50">
            <text:p>650</text:p>
          </table:table-cell>
          <table:table-cell office:value-type="float" office:value="900">
            <text:p>900</text:p>
          </table:table-cell>
          <table:table-cell office:value-type="float" office:value="550">
            <text:p>550</text:p>
          </table:table-cell>
          <table:table-cell office:value-type="float" office:value="950">
            <text:p>950</text:p>
          </table:table-cell>
          <table:table-cell office:value-type="float" office:value="750">
            <text:p>75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250">
            <text:p>250</text:p>
          </table:table-cell>
          <table:table-cell table:formula="of:=AVERAGE([.A250:.J250])" office:value-type="float" office:value="725">
            <text:p>725</text:p>
          </table:table-cell>
        </table:table-row>
        <table:table-row table:style-name="ro1">
          <table:table-cell table:number-columns-repeated="9"/>
          <table:table-cell table:formula="of:=MAX([.A1:.J250])" office:value-type="float" office:value="1000">
            <text:p>10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8:0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6T18:01:28</dc:date>
    <meta:document-statistic meta:table-count="1" meta:cell-count="3001" meta:object-count="0"/>
    <meta:generator>LibreOffice/3.3$Unix LibreOffice_project/330m19$Build-401</meta:generator>
  </office:meta>
</office:document-meta>
</file>